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text-properties officeooo:paragraph-rsid="002cfb02"/>
    </style:style>
    <style:style style:name="P2" style:family="paragraph" style:parent-style-name="Text_20_body">
      <style:text-properties officeooo:paragraph-rsid="001c824d"/>
    </style:style>
    <style:style style:name="P3" style:family="paragraph" style:parent-style-name="Text_20_body">
      <style:text-properties officeooo:paragraph-rsid="001f018e"/>
    </style:style>
    <style:style style:name="P4" style:family="paragraph" style:parent-style-name="Text_20_body">
      <style:text-properties officeooo:paragraph-rsid="00230cb3"/>
    </style:style>
    <style:style style:name="P5" style:family="paragraph" style:parent-style-name="Text_20_body">
      <style:text-properties officeooo:paragraph-rsid="0027f8bd"/>
    </style:style>
    <style:style style:name="P6" style:family="paragraph" style:parent-style-name="Text_20_body">
      <style:text-properties officeooo:paragraph-rsid="002a4914"/>
    </style:style>
    <style:style style:name="P7" style:family="paragraph" style:parent-style-name="Text_20_body">
      <style:text-properties officeooo:paragraph-rsid="002f6fcc"/>
    </style:style>
    <style:style style:name="P8" style:family="paragraph" style:parent-style-name="Text_20_body">
      <style:text-properties officeooo:paragraph-rsid="00304a65"/>
    </style:style>
    <style:style style:name="P9" style:family="paragraph" style:parent-style-name="Text_20_body">
      <style:text-properties officeooo:paragraph-rsid="0037be11"/>
    </style:style>
    <style:style style:name="P10" style:family="paragraph" style:parent-style-name="Text_20_body">
      <style:text-properties officeooo:paragraph-rsid="0038b791"/>
    </style:style>
    <style:style style:name="P11" style:family="paragraph" style:parent-style-name="Text_20_body">
      <style:text-properties officeooo:paragraph-rsid="00394b30"/>
    </style:style>
    <style:style style:name="P12" style:family="paragraph" style:parent-style-name="Text_20_body">
      <style:text-properties officeooo:paragraph-rsid="0041d724"/>
    </style:style>
    <style:style style:name="P13" style:family="paragraph" style:parent-style-name="Text_20_body">
      <style:text-properties officeooo:rsid="001ae377" officeooo:paragraph-rsid="001ae377"/>
    </style:style>
    <style:style style:name="P14" style:family="paragraph" style:parent-style-name="Text_20_body">
      <style:text-properties officeooo:rsid="0027f8bd"/>
    </style:style>
    <style:style style:name="P15" style:family="paragraph" style:parent-style-name="Text_20_body">
      <style:text-properties officeooo:rsid="0027f8bd" officeooo:paragraph-rsid="0027f8bd"/>
    </style:style>
    <style:style style:name="P16" style:family="paragraph" style:parent-style-name="Text_20_body">
      <style:text-properties officeooo:rsid="00304a65" officeooo:paragraph-rsid="00304a65"/>
    </style:style>
    <style:style style:name="P17" style:family="paragraph" style:parent-style-name="Text_20_body">
      <style:text-properties officeooo:rsid="0032d8b3" officeooo:paragraph-rsid="0032d8b3"/>
    </style:style>
    <style:style style:name="P18" style:family="paragraph" style:parent-style-name="Text_20_body">
      <style:text-properties officeooo:rsid="0035e19b" officeooo:paragraph-rsid="0038b791"/>
    </style:style>
    <style:style style:name="P19" style:family="paragraph" style:parent-style-name="Text_20_body">
      <style:text-properties officeooo:rsid="0037be11" officeooo:paragraph-rsid="0038b791"/>
    </style:style>
    <style:style style:name="P20" style:family="paragraph" style:parent-style-name="Text_20_body">
      <style:text-properties officeooo:rsid="003808c4" officeooo:paragraph-rsid="003808c4"/>
    </style:style>
    <style:style style:name="P21" style:family="paragraph" style:parent-style-name="Text_20_body">
      <style:text-properties officeooo:rsid="003bc36b" officeooo:paragraph-rsid="003bc36b"/>
    </style:style>
    <style:style style:name="P22" style:family="paragraph" style:parent-style-name="Text_20_body">
      <style:text-properties officeooo:rsid="003ecbc7" officeooo:paragraph-rsid="003ecbc7"/>
    </style:style>
    <style:style style:name="P23" style:family="paragraph" style:parent-style-name="Text_20_body">
      <style:text-properties officeooo:rsid="003d8696"/>
    </style:style>
    <style:style style:name="P24" style:family="paragraph" style:parent-style-name="Text_20_body">
      <style:text-properties officeooo:rsid="003d8696" officeooo:paragraph-rsid="003d8696"/>
    </style:style>
    <style:style style:name="P25" style:family="paragraph" style:parent-style-name="Text_20_body">
      <style:text-properties officeooo:rsid="003fe553" officeooo:paragraph-rsid="003fe553"/>
    </style:style>
    <style:style style:name="P26" style:family="paragraph" style:parent-style-name="Text_20_body">
      <style:text-properties officeooo:rsid="0043373b" officeooo:paragraph-rsid="0043373b"/>
    </style:style>
    <style:style style:name="P27" style:family="paragraph" style:parent-style-name="Text_20_body">
      <style:text-properties officeooo:rsid="00466bef" officeooo:paragraph-rsid="00466bef"/>
    </style:style>
    <style:style style:name="P28" style:family="paragraph" style:parent-style-name="Text_20_body">
      <style:text-properties officeooo:paragraph-rsid="004c0e57"/>
    </style:style>
    <style:style style:name="P29" style:family="paragraph" style:parent-style-name="Text_20_body">
      <style:text-properties officeooo:paragraph-rsid="004f523f"/>
    </style:style>
    <style:style style:name="P30" style:family="paragraph" style:parent-style-name="Text_20_body">
      <style:text-properties officeooo:paragraph-rsid="00509388"/>
    </style:style>
    <style:style style:name="P31" style:family="paragraph" style:parent-style-name="Code">
      <style:text-properties officeooo:rsid="0032d8b3"/>
    </style:style>
    <style:style style:name="P32" style:family="paragraph" style:parent-style-name="Code">
      <style:text-properties officeooo:rsid="003ecbc7"/>
    </style:style>
    <style:style style:name="P33" style:family="paragraph" style:parent-style-name="Code">
      <style:text-properties officeooo:rsid="003d8696"/>
    </style:style>
    <style:style style:name="P34" style:family="paragraph" style:parent-style-name="Code">
      <style:text-properties fo:font-weight="bold" officeooo:rsid="003d8696" style:font-weight-asian="bold" style:font-weight-complex="bold"/>
    </style:style>
    <style:style style:name="P35" style:family="paragraph" style:parent-style-name="Code">
      <style:text-properties officeooo:rsid="0044b6d4"/>
    </style:style>
    <style:style style:name="P36" style:family="paragraph" style:parent-style-name="Code">
      <style:text-properties officeooo:rsid="00466bef"/>
    </style:style>
    <style:style style:name="P37" style:family="paragraph" style:parent-style-name="Code">
      <style:text-properties officeooo:rsid="00466bef" officeooo:paragraph-rsid="00466bef"/>
    </style:style>
    <style:style style:name="P38" style:family="paragraph" style:parent-style-name="Footnote">
      <style:text-properties officeooo:paragraph-rsid="004a8a9c"/>
    </style:style>
    <style:style style:name="P39" style:family="paragraph" style:parent-style-name="Standard" style:list-style-name="L1">
      <style:text-properties officeooo:rsid="00230cb3"/>
    </style:style>
    <style:style style:name="P40" style:family="paragraph" style:parent-style-name="Standard" style:list-style-name="L1">
      <style:text-properties officeooo:rsid="0023ec92"/>
    </style:style>
    <style:style style:name="P41" style:family="paragraph" style:parent-style-name="Standard" style:list-style-name="L2"/>
    <style:style style:name="P42" style:family="paragraph" style:parent-style-name="Standard" style:list-style-name="L2">
      <style:text-properties officeooo:paragraph-rsid="00408f54"/>
    </style:style>
    <style:style style:name="P43" style:family="paragraph" style:parent-style-name="Standard" style:list-style-name="L1">
      <style:paragraph-properties fo:margin-left="2.501cm" fo:margin-right="0cm" fo:text-indent="-0.635cm" style:auto-text-indent="false"/>
    </style:style>
    <style:style style:name="P44" style:family="paragraph" style:parent-style-name="Standard" style:list-style-name="L1">
      <style:paragraph-properties fo:margin-left="2.501cm" fo:margin-right="0cm" fo:text-indent="-0.635cm" style:auto-text-indent="false"/>
      <style:text-properties officeooo:paragraph-rsid="0023ec92"/>
    </style:style>
    <style:style style:name="P45" style:family="paragraph" style:parent-style-name="Standard" style:list-style-name="L1">
      <style:paragraph-properties fo:margin-left="1.251cm" fo:margin-right="0cm" fo:text-indent="-0.635cm" style:auto-text-indent="false"/>
      <style:text-properties officeooo:rsid="0023ec92" officeooo:paragraph-rsid="0023ec92"/>
    </style:style>
    <style:style style:name="P46" style:family="paragraph" style:parent-style-name="Text_20_body">
      <style:text-properties officeooo:rsid="00527b5b" officeooo:paragraph-rsid="00527b5b"/>
    </style:style>
    <style:style style:name="P47" style:family="paragraph" style:parent-style-name="Text_20_body">
      <style:text-properties officeooo:paragraph-rsid="005588c3"/>
    </style:style>
    <style:style style:name="P48" style:family="paragraph" style:parent-style-name="Text_20_body">
      <style:text-properties officeooo:paragraph-rsid="005636ea"/>
    </style:style>
    <style:style style:name="P49" style:family="paragraph" style:parent-style-name="Text_20_body">
      <style:text-properties officeooo:paragraph-rsid="0059b3ee"/>
    </style:style>
    <style:style style:name="P50" style:family="paragraph" style:parent-style-name="Text_20_body">
      <style:text-properties officeooo:paragraph-rsid="005ad7b2"/>
    </style:style>
    <style:style style:name="P51" style:family="paragraph" style:parent-style-name="Heading_20_1">
      <style:text-properties officeooo:rsid="000a1a35" officeooo:paragraph-rsid="000a1a35"/>
    </style:style>
    <style:style style:name="P52" style:family="paragraph" style:parent-style-name="Heading_20_4">
      <style:text-properties officeooo:rsid="000e2238"/>
    </style:style>
    <style:style style:name="P53" style:family="paragraph" style:parent-style-name="Heading_20_4">
      <style:text-properties officeooo:rsid="0015ebc9" officeooo:paragraph-rsid="0015ebc9"/>
    </style:style>
    <style:style style:name="P54" style:family="paragraph" style:parent-style-name="Code">
      <style:text-properties officeooo:paragraph-rsid="005636ea"/>
    </style:style>
    <style:style style:name="P55" style:family="paragraph" style:parent-style-name="Code">
      <style:text-properties officeooo:paragraph-rsid="0057c354"/>
    </style:style>
    <style:style style:name="P56" style:family="paragraph" style:parent-style-name="Code">
      <style:text-properties officeooo:paragraph-rsid="0059b3ee"/>
    </style:style>
    <style:style style:name="P57" style:family="paragraph" style:parent-style-name="Heading_20_3">
      <style:text-properties officeooo:rsid="002780b9" officeooo:paragraph-rsid="002780b9"/>
    </style:style>
    <style:style style:name="P58" style:family="paragraph" style:parent-style-name="Heading_20_3">
      <style:text-properties officeooo:rsid="000f699d" officeooo:paragraph-rsid="000f699d"/>
    </style:style>
    <style:style style:name="P59" style:family="paragraph" style:parent-style-name="Heading_20_3">
      <style:text-properties officeooo:rsid="002980de" officeooo:paragraph-rsid="002980de"/>
    </style:style>
    <style:style style:name="P60" style:family="paragraph" style:parent-style-name="Heading_20_3">
      <style:text-properties officeooo:rsid="001419b1" officeooo:paragraph-rsid="001419b1"/>
    </style:style>
    <style:style style:name="P61" style:family="paragraph" style:parent-style-name="Heading_20_3">
      <style:text-properties officeooo:rsid="000d7080"/>
    </style:style>
    <style:style style:name="P62" style:family="paragraph" style:parent-style-name="Heading_20_3">
      <style:text-properties officeooo:rsid="0013009a" officeooo:paragraph-rsid="0013009a"/>
    </style:style>
    <style:style style:name="P63" style:family="paragraph" style:parent-style-name="Heading_20_2">
      <style:text-properties officeooo:rsid="000f699d"/>
    </style:style>
    <style:style style:name="P64" style:family="paragraph" style:parent-style-name="Heading_20_2">
      <style:text-properties officeooo:rsid="000f699d" officeooo:paragraph-rsid="000f699d"/>
    </style:style>
    <style:style style:name="P65" style:family="paragraph" style:parent-style-name="Heading_20_2">
      <style:text-properties officeooo:rsid="0013009a" officeooo:paragraph-rsid="0013009a"/>
    </style:style>
    <style:style style:name="P66" style:family="paragraph" style:parent-style-name="Footnote">
      <style:text-properties officeooo:paragraph-rsid="005ad7b2"/>
    </style:style>
    <style:style style:name="P67" style:family="paragraph" style:parent-style-name="Heading_20_5">
      <style:text-properties officeooo:paragraph-rsid="005588c3"/>
    </style:style>
    <style:style style:name="T1" style:family="text">
      <style:text-properties officeooo:rsid="002cfb02"/>
    </style:style>
    <style:style style:name="T2" style:family="text">
      <style:text-properties officeooo:rsid="002b3e3a"/>
    </style:style>
    <style:style style:name="T3" style:family="text">
      <style:text-properties officeooo:rsid="001c7fc6"/>
    </style:style>
    <style:style style:name="T4" style:family="text">
      <style:text-properties officeooo:rsid="001c824d"/>
    </style:style>
    <style:style style:name="T5" style:family="text">
      <style:text-properties officeooo:rsid="001dca50"/>
    </style:style>
    <style:style style:name="T6" style:family="text">
      <style:text-properties officeooo:rsid="001f018e"/>
    </style:style>
    <style:style style:name="T7" style:family="text">
      <style:text-properties officeooo:rsid="00230cb3"/>
    </style:style>
    <style:style style:name="T8" style:family="text">
      <style:text-properties officeooo:rsid="0023ec92"/>
    </style:style>
    <style:style style:name="T9" style:family="text">
      <style:text-properties fo:font-weight="bold" style:font-weight-asian="bold" style:font-weight-complex="bold"/>
    </style:style>
    <style:style style:name="T10" style:family="text">
      <style:text-properties fo:font-weight="bold" officeooo:rsid="001f018e" style:font-weight-asian="bold" style:font-weight-complex="bold"/>
    </style:style>
    <style:style style:name="T11" style:family="text">
      <style:text-properties fo:font-weight="bold" officeooo:rsid="0032d8b3" style:font-weight-asian="bold" style:font-weight-complex="bold"/>
    </style:style>
    <style:style style:name="T12" style:family="text">
      <style:text-properties fo:font-weight="bold" officeooo:rsid="003d8696" style:font-weight-asian="bold" style:font-weight-complex="bold"/>
    </style:style>
    <style:style style:name="T13" style:family="text">
      <style:text-properties officeooo:rsid="0025c280"/>
    </style:style>
    <style:style style:name="T14" style:family="text">
      <style:text-properties officeooo:rsid="0027f8bd"/>
    </style:style>
    <style:style style:name="T15" style:family="text">
      <style:text-properties officeooo:rsid="002a4914"/>
    </style:style>
    <style:style style:name="T16" style:family="text">
      <style:text-properties officeooo:rsid="002e09b3"/>
    </style:style>
    <style:style style:name="T17" style:family="text">
      <style:text-properties officeooo:rsid="002f6fcc"/>
    </style:style>
    <style:style style:name="T18" style:family="text">
      <style:text-properties officeooo:rsid="00304a65"/>
    </style:style>
    <style:style style:name="T19" style:family="text">
      <style:text-properties officeooo:rsid="003151d3"/>
    </style:style>
    <style:style style:name="T20" style:family="text">
      <style:text-properties officeooo:rsid="0032d8b3"/>
    </style:style>
    <style:style style:name="T21" style:family="text">
      <style:text-properties officeooo:rsid="0035e19b"/>
    </style:style>
    <style:style style:name="T22" style:family="text">
      <style:text-properties officeooo:rsid="0037be11"/>
    </style:style>
    <style:style style:name="T23" style:family="text">
      <style:text-properties officeooo:rsid="0038b791"/>
    </style:style>
    <style:style style:name="T24" style:family="text">
      <style:text-properties officeooo:rsid="00394b30"/>
    </style:style>
    <style:style style:name="T25" style:family="text">
      <style:text-properties officeooo:rsid="0039c2b1"/>
    </style:style>
    <style:style style:name="T26" style:family="text">
      <style:text-properties officeooo:rsid="003d8696"/>
    </style:style>
    <style:style style:name="T27" style:family="text">
      <style:text-properties officeooo:rsid="003fe553"/>
    </style:style>
    <style:style style:name="T28" style:family="text">
      <style:text-properties officeooo:rsid="00408f54"/>
    </style:style>
    <style:style style:name="T29" style:family="text">
      <style:text-properties officeooo:rsid="0041d724"/>
    </style:style>
    <style:style style:name="T30" style:family="text">
      <style:text-properties officeooo:rsid="0043373b"/>
    </style:style>
    <style:style style:name="T31" style:family="text">
      <style:text-properties officeooo:rsid="00471b5b"/>
    </style:style>
    <style:style style:name="T32" style:family="text">
      <style:text-properties officeooo:rsid="004a215a"/>
    </style:style>
    <style:style style:name="T33" style:family="text">
      <style:text-properties fo:font-style="italic" officeooo:rsid="004a215a" style:font-style-asian="italic" style:font-style-complex="italic"/>
    </style:style>
    <style:style style:name="T34" style:family="text">
      <style:text-properties fo:font-style="italic" officeooo:rsid="004f523f" style:font-style-asian="italic" style:font-style-complex="italic"/>
    </style:style>
    <style:style style:name="T35" style:family="text">
      <style:text-properties fo:font-style="italic" officeooo:rsid="00509388" style:font-style-asian="italic" style:font-style-complex="italic"/>
    </style:style>
    <style:style style:name="T36" style:family="text">
      <style:text-properties officeooo:rsid="004a8a9c"/>
    </style:style>
    <style:style style:name="T37" style:family="text">
      <style:text-properties officeooo:rsid="004c0e57"/>
    </style:style>
    <style:style style:name="T38" style:family="text">
      <style:text-properties officeooo:rsid="004d9f7e"/>
    </style:style>
    <style:style style:name="T39" style:family="text">
      <style:text-properties officeooo:rsid="004f523f"/>
    </style:style>
    <style:style style:name="T40" style:family="text">
      <style:text-properties fo:font-style="normal"/>
    </style:style>
    <style:style style:name="T41" style:family="text">
      <style:text-properties fo:font-style="normal" officeooo:rsid="004f523f" style:font-style-asian="normal" style:font-style-complex="normal"/>
    </style:style>
    <style:style style:name="T42" style:family="text">
      <style:text-properties fo:font-style="normal" officeooo:rsid="00509388" style:font-style-asian="normal" style:font-style-complex="normal"/>
    </style:style>
    <style:style style:name="T43" style:family="text">
      <style:text-properties fo:font-style="normal" officeooo:rsid="0050b360" style:font-style-asian="normal" style:font-style-complex="normal"/>
    </style:style>
    <style:style style:name="T44" style:family="text">
      <style:text-properties fo:font-style="normal" officeooo:rsid="005588c3" style:font-style-asian="normal" style:font-style-complex="normal"/>
    </style:style>
    <style:style style:name="T45" style:family="text">
      <style:text-properties fo:font-style="normal" officeooo:rsid="005636ea" style:font-style-asian="normal" style:font-style-complex="normal"/>
    </style:style>
    <style:style style:name="T46" style:family="text">
      <style:text-properties fo:font-style="normal" officeooo:rsid="0057c354" style:font-style-asian="normal" style:font-style-complex="normal"/>
    </style:style>
    <style:style style:name="T47" style:family="text">
      <style:text-properties fo:font-style="normal" officeooo:rsid="00586893" style:font-style-asian="normal" style:font-style-complex="normal"/>
    </style:style>
    <style:style style:name="T48" style:family="text">
      <style:text-properties fo:font-style="normal" officeooo:rsid="0059b3ee" style:font-style-asian="normal" style:font-style-complex="normal"/>
    </style:style>
    <style:style style:name="T49" style:family="text">
      <style:text-properties fo:font-style="normal" officeooo:rsid="005ad7b2" style:font-style-asian="normal" style:font-style-complex="normal"/>
    </style:style>
    <style:style style:name="T50" style:family="text">
      <style:text-properties fo:font-style="normal" officeooo:rsid="005c2529" style:font-style-asian="normal" style:font-style-complex="normal"/>
    </style:style>
    <style:style style:name="T51" style:family="text">
      <style:text-properties fo:font-style="normal" fo:font-weight="bold" officeooo:rsid="004f523f" style:font-style-asian="normal" style:font-weight-asian="bold" style:font-style-complex="normal" style:font-weight-complex="bold"/>
    </style:style>
    <style:style style:name="T52" style:family="text">
      <style:text-properties officeooo:rsid="005588c3"/>
    </style:style>
    <style:style style:name="T53" style:family="text">
      <style:text-properties style:font-style-asian="normal"/>
    </style:style>
    <style:style style:name="T54" style:family="text">
      <style:text-properties style:font-style-complex="normal"/>
    </style:style>
    <style:style style:name="T55" style:family="text">
      <style:text-properties officeooo:rsid="0053bb8e"/>
    </style:style>
    <style:style style:name="T56" style:family="text">
      <style:text-properties officeooo:rsid="005636ea"/>
    </style:style>
    <style:style style:name="T57" style:family="text">
      <style:text-properties officeooo:rsid="0059b3ee"/>
    </style:style>
    <style:style style:name="T58" style:family="text">
      <style:text-properties officeooo:rsid="000d7080"/>
    </style:style>
    <style:style style:name="T59" style:family="text">
      <style:text-properties officeooo:rsid="005ad7b2"/>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Documentation développeurs WebRSA</text:h>
      <text:h text:style-name="P63" text:outline-level="2">CakePHP</text:h>
      <text:h text:style-name="P57" text:outline-level="3">Affichage de toutes les requêtes SQL</text:h>
      <text:p text:style-name="P13">Par défaut, le nombre de requêtes visible au bas de chaque page (lorsque debug &gt; 0) est limité à 200. Il arrive souvent que le nombre de requêtes réellement exécuté dépasse 200 (surtout si le cache a été désactivé).</text:p>
      <text:p text:style-name="P2"><text:span text:style-name="T3">Pour voir toutes les requêtes exécutées, il faut modifier le fichier </text:span><text:span text:style-name="T4">cake/libs/model/datasources/datasource.php</text:span><text:span text:style-name="T3"> et </text:span><text:span text:style-name="T5">faire </text:span><text:span text:style-name="T3">passer la valeur par défaut de l'attribut $_queriesLogMax de 200 à 6000 (par exemple).</text:span></text:p>
      <text:h text:style-name="P58" text:outline-level="3">Version</text:h>
      <text:p text:style-name="P3"><text:span text:style-name="T6">La version de CakePHP qui est recommandée actuellement est la version </text:span><text:span text:style-name="T10">1.2.9</text:span><text:span text:style-name="T6">.</text:span></text:p>
      <text:p text:style-name="P3"><text:span text:style-name="T6">La version 1.2.5 (recommandée jusqu'à présent) a un problème de cache lorsque l'on utilis</text:span><text:span text:style-name="T13">e</text:span><text:span text:style-name="T6"> la méthode App::import dans app/config/bootstrap.php (ce qui est le cas de WebRSA).</text:span></text:p>
      <text:p text:style-name="P4"><text:span text:style-name="T7">D'autres corrections ont été apportées au niveau du ContainableBehavior, <text:s/>des méthodes bindModel/unbindModel, de la classe d'abstraction pour PostgreSQL </text:span><text:span text:style-name="T8">et du cache des fichiers de traduction.</text:span></text:p>
      <text:list xml:id="list178780304" text:style-name="L1">
        <text:list-item>
          <text:p text:style-name="P39">Version 1.2.6:</text:p>
        </text:list-item>
        <text:list-item>
          <text:p text:style-name="P43"><text:a xlink:type="simple" xlink:href="https://github.com/cakephp/cakephp/commit/82a2b1a"><text:span text:style-name="T6">https://github.com/cakephp/cakephp/commit/82a2b1a</text:span></text:a></text:p>
        </text:list-item>
        <text:list-item>
          <text:p text:style-name="P43"><text:a xlink:type="simple" xlink:href="http://github.com/cakephp/cakephp/commit/6db91b0"><text:span text:style-name="T7">http://github.com/cakephp/cakephp/commit/6db91b0</text:span></text:a></text:p>
        </text:list-item>
        <text:list-item>
          <text:p text:style-name="P43"><text:a xlink:type="simple" xlink:href="http://github.com/cakephp/cakephp/commit/5a093e5"><text:span text:style-name="T7">http://github.com/cakephp/cakephp/commit/5a093e5</text:span></text:a></text:p>
        </text:list-item>
        <text:list-item>
          <text:p text:style-name="P40">Version 1.2.7</text:p>
        </text:list-item>
        <text:list-item>
          <text:p text:style-name="P43"><text:a xlink:type="simple" xlink:href="http://github.com/cakephp/cakephp/commit/ea64588"><text:span text:style-name="T8">http://github.com/cakephp/cakephp/commit/ea64588</text:span></text:a></text:p>
        </text:list-item>
        <text:list-item>
          <text:p text:style-name="P43"><text:a xlink:type="simple" xlink:href="http://github.com/cakephp/cakephp/commit/8d58b40"><text:span text:style-name="T8">http://github.com/cakephp/cakephp/commit/8d58b40</text:span></text:a></text:p>
        </text:list-item>
        <text:list-item>
          <text:p text:style-name="P40">Version 1.2.8</text:p>
        </text:list-item>
        <text:list-item>
          <text:p text:style-name="P44"><text:a xlink:type="simple" xlink:href="http://github.com/cakephp/cakephp/commit/8edf207"><text:span text:style-name="T8">http://github.com/cakephp/cakephp/commit/8edf207</text:span></text:a></text:p>
        </text:list-item>
        <text:list-item>
          <text:p text:style-name="P44"><text:a xlink:type="simple" xlink:href="http://github.com/cakephp/cakephp/commit/7e4c3f9"><text:span text:style-name="T8">http://github.com/cakephp/cakephp/commit/7e4c3f9</text:span></text:a></text:p>
        </text:list-item>
        <text:list-item>
          <text:p text:style-name="P45">Version 1.2.9</text:p>
        </text:list-item>
        <text:list-item>
          <text:p text:style-name="P44"><text:a xlink:type="simple" xlink:href="http://github.com/cakephp/cakephp/commit/47e6aa2"><text:span text:style-name="T8">http://github.com/cakephp/cakephp/commit/47e6aa2</text:span></text:a></text:p>
        </text:list-item>
      </text:list>
      <text:h text:style-name="P59" text:outline-level="3">webrsa.inc</text:h>
      <text:p text:style-name="P15">Le fichier de configuration de l'application est app/config/webrsa.inc. Il existe également un fichier de configuration par défaut pour chacun des Conseils Généraux (webrsa.cg58.inc.default, webrsa.cg66.inc.default et webrsa.cg93.inc.default - tous trois dans app/config).</text:p>
      <text:p text:style-name="P5"><text:span text:style-name="T14">Lorsqu'on ajoute un nouveau paramètre au fichier webrsa.inc, il ne faudra pas oublier de l'ajouter </text:span><text:soft-page-break/><text:span text:style-name="T14">également aux trois fichiers .default, avec une valeur ayant du sens pour le CG en question.</text:span></text:p>
      <text:p text:style-name="P14">Ainsi, les développeurs pourront ultérieurement remplacer leur fichier webrsa.inc par le fichier correspondant au CG pour lequel ils veulent faire des tests, sans avoir à vérifier que toutes les valeurs sont bien présentes dans leur fichier de configuration.</text:p>
      <text:h text:style-name="P60" text:outline-level="3">LazyModel</text:h>
      <text:p text:style-name="P6"><text:span text:style-name="T15">Suite aux problèmes de performance </text:span><text:span text:style-name="T16">rencontrés dernièrement, un plugin est à présent utilisé pour limiter le nombre de modèles chargés par page (le nombre de modèles utilisé sur chaque page est visible dans le pied de page).</text:span></text:p>
      <text:p text:style-name="P8"><text:span text:style-name="T18">Le plugin LazyModel utilisé dans WebRSA est celui de Phally : </text:span><text:a xlink:type="simple" xlink:href="https://github.com/phally/lazy_model/"><text:span text:style-name="T18">https://github.com/phally/lazy_model/</text:span></text:a></text:p>
      <text:p text:style-name="P16">Il n'est pas nécessaire d'effectuer de modification sur le code antérieur pour utiliser ce plugin dans WebRSA (le plugin est chargé dans app/app_model.php, que tous les modèles sous-classent).</text:p>
      <text:p text:style-name="P7"><text:span text:style-name="T18">Cependant, a</text:span><text:span text:style-name="T17">fin d'utiliser ce plugin le plus efficacement possible, il faudra s'assurer que </text:span><text:span text:style-name="T18">lorsqu'un modèle possède une relation HABTM, un fichier de modèle existe pour cette classe (table) de liaison, et que les modèles liés aient bien la clé 'with' dans leurs définitions d'association. </text:span><text:span text:style-name="T19">Si ce n'est pas le cas, CakePHP sera obligé de charger le modèle lié par relation HABTM afin de pouvoir déduire le modèle de la classe (table) de liaison.</text:span></text:p>
      <text:p text:style-name="P17">Exemple (dans le modèle User) :</text:p>
      <text:p text:style-name="P31">public $hasAndBelongsToMany = array(</text:p>
      <text:p text:style-name="P31"><text:tab/>'Zonegeographique' =&gt; array(</text:p>
      <text:p text:style-name="P31"><text:tab/><text:tab/>'className' =&gt; 'Zonegeographique',</text:p>
      <text:p text:style-name="P31"><text:tab/><text:tab/>'joinTable' =&gt; 'users_zonesgeographiques',</text:p>
      <text:p text:style-name="P31"><text:tab/><text:tab/>'foreignKey' =&gt; 'user_id',</text:p>
      <text:p text:style-name="P31"><text:tab/><text:tab/>'associationForeignKey' =&gt; 'zonegeographique_id',</text:p>
      <text:p text:style-name="P31"><text:tab/><text:tab/>'unique' =&gt; true,</text:p>
      <text:p text:style-name="P31"><text:tab/><text:tab/>'conditions' =&gt; '',</text:p>
      <text:p text:style-name="P31"><text:tab/><text:tab/>'fields' =&gt; '',</text:p>
      <text:p text:style-name="P31"><text:tab/><text:tab/>'order' =&gt; '',</text:p>
      <text:p text:style-name="P31"><text:tab/><text:tab/>'limit' =&gt; '',</text:p>
      <text:p text:style-name="P31"><text:tab/><text:tab/>'offset' =&gt; '',</text:p>
      <text:p text:style-name="P31"><text:tab/><text:tab/>'finderQuery' =&gt; '',</text:p>
      <text:p text:style-name="P31"><text:tab/><text:tab/>'deleteQuery' =&gt; '',</text:p>
      <text:p text:style-name="P31"><text:tab/><text:tab/>'insertQuery' =&gt; '',</text:p>
      <text:p text:style-name="Code"><text:span text:style-name="T20"><text:tab/><text:tab/></text:span><text:span text:style-name="T11">'with' =&gt; 'UserZonegeographique'</text:span></text:p>
      <text:p text:style-name="P31"><text:tab/>)</text:p>
      <text:p text:style-name="P31">);</text:p>
      <text:h text:style-name="P61" text:outline-level="3">Behaviors</text:h>
      <text:h text:style-name="P52" text:outline-level="4">Autovalidate</text:h>
      <text:p text:style-name="P18">Autovalidate est un behavior « maison ». Il permet de déduire les règles de validation à partir du schéma du modèle, ainsi que de proposer des messages d'erreurs « traduits » par défaut.</text:p>
      <text:p text:style-name="P19">Le principe est le même que la génération des modèles par le shell bake : les développeurs doivent écrire moins de code. Par contre, contrairement à la génération des modèles par le shell bake, si on change le type d'une colonne, que l'on ajoute ou supprime une colonne, il suffira d'effacer <text:s/>le cache pour que les règles de validation soient mises à jour.</text:p>
      <text:p text:style-name="P9"><text:soft-page-break/><text:span text:style-name="T21">Il est possible d'ajouter des règles de validation dans le modèle (par exemple longueur minimale, email, etc...). </text:span><text:span text:style-name="T22">Les règles de validation </text:span><text:span text:style-name="T23">déduites et celles ajoutées dans le modèle </text:span><text:span text:style-name="T22">seront stockées dans le cache de CakePHP. </text:span></text:p>
      <text:p text:style-name="P20">Il est nécessaire d'avoir une fonction de validation « integer » dans le AppModel, ainsi que des traductions dans le fichier app/locale/fre/LC_MESSAGES/default.po.</text:p>
      <text:p text:style-name="P10"><text:span text:style-name="T20">Exemple (dans le modèle </text:span><text:span text:style-name="T24">Referent</text:span><text:span text:style-name="T20">) :</text:span></text:p>
      <text:p text:style-name="P11"><text:span text:style-name="T24">FIXME : pas de traduction ! </text:span><text:span text:style-name="T25">→ voir si ce n'est pas une ancienne version …</text:span></text:p>
      <text:h text:style-name="P53" text:outline-level="4">Containable</text:h>
      <text:p text:style-name="P21">Containable est un behavior de CakePHP. Il permet de faire un « find » sur un modèle pour récupérer en même temps les données des modèles liés, sans avoir à utiliser lesz fonctions bindModel/unbindModel ou la récursivité.</text:p>
      <text:p text:style-name="P22">Afin d'utiliser ce behavior, il est recommandé de déclarer son utilisation dans la classe AppModel :</text:p>
      <text:p text:style-name="P32">public $actsAs = array( 'Containable' );</text:p>
      <text:p text:style-name="P24"/>
      <text:p text:style-name="P24">Exemple d'utilisation (dans la méthode « view » de « DossiersController ») :</text:p>
      <text:p text:style-name="P33">$tDetaildroitrsa = $this-&gt;Dossier-&gt;Detaildroitrsa-&gt;find(</text:p>
      <text:p text:style-name="P33"><text:tab/>'first',</text:p>
      <text:p text:style-name="P33"><text:tab/>array(</text:p>
      <text:p text:style-name="P33"><text:tab/><text:tab/>'fields' =&gt; array(</text:p>
      <text:p text:style-name="P33"><text:tab/><text:tab/><text:tab/>'Detaildroitrsa.id',</text:p>
      <text:p text:style-name="P33"><text:tab/><text:tab/><text:tab/>'Detaildroitrsa.dossier_id',</text:p>
      <text:p text:style-name="P33"><text:tab/><text:tab/>),</text:p>
      <text:p text:style-name="Code"><text:span text:style-name="T26"><text:tab/><text:tab/></text:span><text:span text:style-name="T12">'contain' =&gt; array(</text:span></text:p>
      <text:p text:style-name="P34"><text:tab/><text:tab/><text:tab/>'Detailcalculdroitrsa' =&gt; array(</text:p>
      <text:p text:style-name="P34"><text:tab/><text:tab/><text:tab/><text:tab/>'fields' =&gt; array(</text:p>
      <text:p text:style-name="P34"><text:tab/><text:tab/><text:tab/><text:tab/><text:tab/>'Detailcalculdroitrsa.mtrsavers',</text:p>
      <text:p text:style-name="P34"><text:tab/><text:tab/><text:tab/><text:tab/><text:tab/>'Detailcalculdroitrsa.dtderrsavers',</text:p>
      <text:p text:style-name="P34"><text:tab/><text:tab/><text:tab/><text:tab/><text:tab/>'Detailcalculdroitrsa.natpf',</text:p>
      <text:p text:style-name="P34"><text:tab/><text:tab/><text:tab/><text:tab/>),</text:p>
      <text:p text:style-name="P34"><text:tab/><text:tab/><text:tab/><text:tab/>'order' =&gt; array(</text:p>
      <text:p text:style-name="P34"><text:tab/><text:tab/><text:tab/><text:tab/><text:tab/>'Detailcalculdroitrsa.ddnatdro DESC',</text:p>
      <text:p text:style-name="P34"><text:tab/><text:tab/><text:tab/><text:tab/>),</text:p>
      <text:p text:style-name="P34"><text:tab/><text:tab/><text:tab/><text:tab/>'limit' =&gt; 1</text:p>
      <text:p text:style-name="P34"><text:tab/><text:tab/><text:tab/>)</text:p>
      <text:p text:style-name="P34"><text:tab/><text:tab/>),</text:p>
      <text:p text:style-name="P33"><text:tab/><text:tab/>'conditions' =&gt; array(</text:p>
      <text:p text:style-name="P33"><text:tab/><text:tab/><text:tab/>'Detaildroitrsa.dossier_id' =&gt; $id</text:p>
      <text:p text:style-name="P33"><text:tab/><text:tab/>)</text:p>
      <text:p text:style-name="P33"><text:tab/>)</text:p>
      <text:p text:style-name="P33">);</text:p>
      <text:p text:style-name="P23"/>
      <text:p text:style-name="P25">Plus d'informations :</text:p>
      <text:list xml:id="list1693182077" text:style-name="L2">
        <text:list-item>
          <text:p text:style-name="P41"><text:span text:style-name="T27">Documentation officielle : </text:span><text:a xlink:type="simple" xlink:href="http://book.cakephp.org/view/474/Containable"><text:span text:style-name="T27">http://book.cakephp.org/view/474/Containable</text:span></text:a></text:p>
        </text:list-item>
        <text:list-item>
          <text:p text:style-name="P42"><text:span text:style-name="T28">Article sur l'utilisation de containable avec des associations de modèles complexes :</text:span><text:a xlink:type="simple" xlink:href="http://nuts-and-bolts-of-cakephp.com/2008/09/05/example-of-cakephps-containable-for-deep-model-bindings/"><text:span text:style-name="T28">http://nuts-and-bolts-of-cakephp.com/2008/09/05/example-of-cakephps-containable-for-deep-model-bindings/</text:span></text:a></text:p>
        </text:list-item>
        <text:list-item>
          <text:p text:style-name="P41"><text:span text:style-name="T27">Article sur les performances gagnées </text:span><text:span text:style-name="T28">avec</text:span><text:span text:style-name="T27"> les requêtes SQL générées : </text:span><text:a xlink:type="simple" xlink:href="http://anthonygthomas.com/2010/02/18/cakephp-containable-behavior-is-your-friend/"><text:span text:style-name="T27">http://anthonygthomas.com/2010/02/18/cakephp-containable-behavior-is-your-friend/</text:span></text:a></text:p>
        </text:list-item>
      </text:list>
      <text:h text:style-name="P52" text:outline-level="4"><text:soft-page-break/>Enumerable</text:h>
      <text:p text:style-name="P28"><text:span text:style-name="T32">Enumerable est un </text:span><text:span text:style-name="T33">behavior</text:span><text:span text:style-name="T32"> « maison », </text:span><text:span text:style-name="T36">adapté d'un behavior fourni à la communauté CakePHP par </text:span><text:span text:style-name="T37">Tim Koschützki</text:span><text:span text:style-name="T36"><text:note text:id="ftn1" text:note-class="footnote"><text:note-citation>1</text:note-citation><text:note-body><text:p text:style-name="P38"><text:a xlink:type="simple" xlink:href="http://www.debuggable.com/posts/How_to_Fetch_the_ENUM_Options_of_a_Field_The_CakePHP_Enumerable_Behavior:4a977c9b-1bdc-44b4-b027-1a54cbdd56cb"><text:span text:style-name="T36">http://www.debuggable.com/posts/How_to_Fetch_the_ENUM_Options_of_a_Field_The_CakePHP_Enumerable_Behavior:4a977c9b-1bdc-44b4-b027-1a54cbdd56cb</text:span></text:a></text:p></text:note-body></text:note></text:span><text:span text:style-name="T36">. </text:span><text:span text:style-name="T38">L'idée est de pouvoir obtenir la liste des différentes valeurs pour un champ « enum ».</text:span></text:p>
      <text:p text:style-name="P46">Des champs « enum » sont de plus en plus employés dans WebRSA lorsqu'un champ doit accepter une liste limitée de codes.</text:p>
      <text:p text:style-name="P29"><text:span text:style-name="T39">PostgreSQL ne possède pas de type </text:span><text:span text:style-name="T34">enum (</text:span><text:span text:style-name="T41">comme MySQL), mais permet de créer ses propres types de champ </text:span><text:span text:style-name="T51">en tant qu'énumération</text:span><text:span text:style-name="T41"> (au final, les seules valeurs acceptées par le champ en question devront être un des valeurs énumérées).</text:span></text:p>
      <text:p text:style-name="P30"><text:span text:style-name="T42">Le </text:span><text:span text:style-name="T35">behavior</text:span><text:span text:style-name="T42"> Enumerable permet </text:span><text:span text:style-name="T43">de récupérer une liste valeurs/libellés acceptée pour un champ (ce qui permet de remplir les options d'un champ de formulaire « select » par exemple, ou de traduire la valeur de ce champ lors d'une visualisation).</text:span></text:p>
      <text:p text:style-name="P48"><text:span text:style-name="T44">Exemple : pour le</text:span><text:span text:style-name="T45">s</text:span><text:span text:style-name="T44"> champ</text:span><text:span text:style-name="T45">s</text:span><text:span text:style-name="T44"> « </text:span><text:span text:style-name="T45">demarlog</text:span><text:span text:style-name="T52"> » </text:span><text:span text:style-name="T56">et « topisogroouenf »</text:span><text:span text:style-name="T44"> de la table « </text:span><text:span text:style-name="T45">dsps</text:span><text:span text:style-name="T44"> »</text:span></text:p>
      <text:h text:style-name="Heading_20_5" text:outline-level="5"><text:span text:style-name="T44">Commandes SQL</text:span></text:h>
      <text:p text:style-name="P47"><text:span text:style-name="T44">Le type utilisateur « type_no » est en pratique utilisé par les champs de plusieurs tables ; il faut vérifier si le type utilisateur que l'on veut utiliser n'est pas déjà présent. Pour avoir les commandes SQL permettant de modifier un type utilisateur, voir plus loin dans ce document, partie « PostgreSQL », « Types utilisateurs ».</text:span></text:p>
      <text:p text:style-name="Code"><text:span text:style-name="T44">CREATE TYPE type_</text:span><text:span text:style-name="T45">demarlog</text:span><text:span text:style-name="T44"> AS ENUM ( </text:span><text:span text:style-name="T45">'1101', '1102', '1103'</text:span> );</text:p>
      <text:p text:style-name="Code"><text:span text:style-name="T44">CREATE TYPE type_booleannumber AS ENUM ( </text:span>'0', '1' );</text:p>
      <text:p text:style-name="Code"><text:span text:style-name="T52">ALTER TABLE </text:span><text:span text:style-name="T56">dsps</text:span><text:span text:style-name="T52"> ADD COLUMN </text:span><text:span text:style-name="T45">demarlog</text:span><text:span text:style-name="T52"> </text:span><text:span text:style-name="T44">type_</text:span><text:span text:style-name="T45">demarlog</text:span><text:span text:style-name="T52"> </text:span><text:span text:style-name="T56">DEFAULT NULL</text:span><text:span text:style-name="T52">;</text:span></text:p>
      <text:p text:style-name="P54"><text:span text:style-name="T52">ALTER TABLE </text:span><text:span text:style-name="T56">dsps</text:span><text:span text:style-name="T52"> ADD COLUMN </text:span><text:span text:style-name="T56">topisogroouenf</text:span><text:span text:style-name="T52"> </text:span><text:span text:style-name="T44">type_booleannumber</text:span><text:span text:style-name="T52"> NOT NULL DEFAULT '</text:span><text:span text:style-name="T56">0</text:span><text:span text:style-name="T52">';</text:span></text:p>
      <text:h text:style-name="P67" text:outline-level="5"><text:span text:style-name="T44">Modèle User</text:span></text:h>
      <text:p text:style-name="P50"><text:span text:style-name="T49">Le fait d'utiliser le behavior « Enumerable » rajoutera automatiquement une règle de validation « inList »</text:span><text:span text:style-name="T49"><text:note text:id="ftn0" text:note-class="footnote"><text:note-citation>2</text:note-citation><text:note-body><text:p text:style-name="P66"><text:a xlink:type="simple" xlink:href="http://book.cakephp.org/view/241/inList"><text:span text:style-name="T59">http://book.cakephp.org/view/241/inList</text:span></text:a></text:p></text:note-body></text:note></text:span><text:span text:style-name="T49"> </text:span><text:span text:style-name="T50">pour chacun des champs </text:span><text:span text:style-name="T49">avec les valeurs possibles aux règles de validation du modèle.</text:span></text:p>
      <text:p text:style-name="Code"><text:span text:style-name="T44">class </text:span><text:span text:style-name="T45">Dsp</text:span><text:span text:style-name="T44"> extends AppModel</text:span></text:p>
      <text:p text:style-name="Code"><text:span text:style-name="T44">{</text:span></text:p>
      <text:p text:style-name="Code"><text:span text:style-name="T44"><text:tab/>public $actsAs = array(</text:span></text:p>
      <text:p text:style-name="P54"><text:span text:style-name="T44"><text:tab/><text:tab/>'Enumerable' =&gt; array(</text:span></text:p>
      <text:p text:style-name="P55"><text:span text:style-name="T45"><text:tab/><text:tab/><text:tab/>'demarlog' =&gt; array( </text:span><text:span text:style-name="T44">'domain' =&gt; '</text:span><text:span text:style-name="T46">dsp</text:span><text:span text:style-name="T44">', 'type' =&gt; '</text:span><text:span text:style-name="T45">demarlog</text:span><text:span text:style-name="T44">' </text:span><text:span text:style-name="T45">) ,</text:span></text:p>
      <text:p text:style-name="P55"><text:span text:style-name="T44"><text:tab/><text:tab/><text:tab/></text:span><text:span text:style-name="T45">'topisogroouenf' =&gt; array( </text:span><text:span text:style-name="T44">'domain' =&gt; 'default', 'type' =&gt; 'no' </text:span><text:span text:style-name="T45">)</text:span></text:p>
      <text:p text:style-name="P54"><text:span text:style-name="T44"><text:tab/><text:tab/>),</text:span></text:p>
      <text:p text:style-name="Code"><text:span text:style-name="T44"><text:tab/>);</text:span></text:p>
      <text:p text:style-name="Code"><text:span text:style-name="T44">}</text:span></text:p>
      <text:h text:style-name="P67" text:outline-level="5"><text:span text:style-name="T44">Fichier</text:span><text:span text:style-name="T47">s</text:span><text:span text:style-name="T44"> de traduction</text:span><text:span text:style-name="T47">s</text:span></text:h>
      <text:p text:style-name="P49"><text:span text:style-name="T48">L</text:span><text:span text:style-name="T44">a traduction des valeurs du type utilisateur « type_booleannumber » pour le champ <text:s/>« </text:span><text:span text:style-name="T45">topisogroouenf »</text:span><text:span text:style-name="T44"> </text:span><text:span text:style-name="T48">est</text:span><text:span text:style-name="T44"> commune à l'ensemble des champs et des modèles.</text:span></text:p>
      <text:p text:style-name="Code"><text:span text:style-name="T44"># dans le fichier app/locale/fre/LC_MESSAGES/default.po</text:span></text:p>
      <text:p text:style-name="Code"><text:span text:style-name="T44">msgid "ENUM::NO::N"</text:span></text:p>
      <text:p text:style-name="Code"><text:soft-page-break/><text:span text:style-name="T44">msgstr "Non"</text:span></text:p>
      <text:p text:style-name="Code"><text:span text:style-name="T44"/></text:p>
      <text:p text:style-name="Code"><text:span text:style-name="T44">msgid "ENUM::NO::O"</text:span></text:p>
      <text:p text:style-name="Code"><text:span text:style-name="T44">msgstr "Oui"</text:span></text:p>
      <text:p text:style-name="P49"><text:span text:style-name="T48">Par contre, l</text:span><text:span text:style-name="T44">a traduction des valeurs du type utilisateur « type_</text:span><text:span text:style-name="T45">demarlog</text:span><text:span text:style-name="T44"> » pour le champ <text:s/>« </text:span><text:span text:style-name="T45">demarlog »</text:span><text:span text:style-name="T44"> </text:span><text:span text:style-name="T48">est</text:span><text:span text:style-name="T44"> </text:span><text:span text:style-name="T48">spécifique au champ « demarlog » du modèle « Dsp »</text:span><text:span text:style-name="T44">.</text:span></text:p>
      <text:p text:style-name="Code"><text:span text:style-name="T44"># dans le fichier app/locale/fre/LC_MESSAGES/</text:span><text:span text:style-name="T48">dsp</text:span><text:span text:style-name="T44">.po</text:span></text:p>
      <text:p text:style-name="Code"><text:span text:style-name="T48">msgid "ENUM::DEMARLOG::1101"</text:span></text:p>
      <text:p text:style-name="Code"><text:span text:style-name="T48">msgstr "Accès à un logement"</text:span></text:p>
      <text:p text:style-name="Code"><text:span text:style-name="T48"/></text:p>
      <text:p text:style-name="Code"><text:span text:style-name="T48">msgid "ENUM::DEMARLOG::1102"</text:span></text:p>
      <text:p text:style-name="Code"><text:span text:style-name="T48">msgstr "Maintien dans le logement"</text:span></text:p>
      <text:p text:style-name="Code"><text:span text:style-name="T48"/></text:p>
      <text:p text:style-name="Code"><text:span text:style-name="T48">msgid "ENUM::DEMARLOG::1103"</text:span></text:p>
      <text:p text:style-name="Code"><text:span text:style-name="T48">msgstr "Aucune"</text:span></text:p>
      <text:h text:style-name="P61" text:outline-level="3">Helpers</text:h>
      <text:h text:style-name="P52" text:outline-level="4">Default2</text:h>
      <text:h text:style-name="P64" text:outline-level="2">Javascript</text:h>
      <text:h text:style-name="P65" text:outline-level="2">PostgreSQL</text:h>
      <text:h text:style-name="P62" text:outline-level="3">Types <text:span text:style-name="T52">utilisateurs</text:span></text:h>
      <text:p text:style-name="P12"><text:span text:style-name="T29">En PostgreSQL, il n'est pas possible </text:span><text:span text:style-name="T30">de modifier un type utilisateur (avec une commande ALTER TYPE par exemple).</text:span></text:p>
      <text:p text:style-name="P26">Puisque les types utilisateur que l'on crée pour le projet WebRSA sont des énumérations, il est possible de contourner le problème en transformant le type de la colonne en VARCHAR, en supprimant le type utilisateur, en recréant le type utilisateur avec les bonnes valeurs, puis en transformant à nouveau le type de la colonne avec le type utilisateur nouvellement crée.</text:p>
      <text:p text:style-name="P26">Exemple :</text:p>
      <text:p text:style-name="P35">ALTER TABLE dossierseps ALTER COLUMN themeep TYPE VARCHAR(100);</text:p>
      <text:p text:style-name="P35">DROP TYPE type_themeep;</text:p>
      <text:p text:style-name="P35">CREATE TYPE type_themeep AS ENUM ( 'saisinesepsreorientsrs93', 'saisinesepsbilansparcours66', 'suspensionsreductionsallocations93', 'saisinesepdspdos66' );</text:p>
      <text:p text:style-name="P35">ALTER TABLE dossierseps ALTER COLUMN themeep TYPE type_themeep USING CAST(themeep AS type_themeep);</text:p>
      <text:h text:style-name="P62" text:outline-level="3">Patches</text:h>
      <text:p text:style-name="P27">Les fichiers de patches SQL (se trouvant dans app/config/sql/patches) doivent comporter <text:span text:style-name="T9">une et une seule transaction par fichier</text:span> (block BEGIN/COMMIT). De cette manière, soit l'ensemble du patch contenu dans le fichier est passé, soit aucune partie du patch n'est passée.</text:p>
      <text:p text:style-name="P27">D'autre part, il peut être intéressant de spécifier quelques paramètres à PostgreSQL <text:span text:style-name="T31">en début de </text:span><text:soft-page-break/><text:span text:style-name="T31">fichier </text:span>(comme l'encodage par exemple).</text:p>
      <text:p text:style-name="P27">Exemple d'un squelette de fichier de patch :</text:p>
      <text:p text:style-name="P36">SET client_encoding = 'UTF8';</text:p>
      <text:p text:style-name="P36">SET standard_conforming_strings = off;</text:p>
      <text:p text:style-name="P36">SET check_function_bodies = false;</text:p>
      <text:p text:style-name="P36">SET client_min_messages = warning;</text:p>
      <text:p text:style-name="P36">SET escape_string_warning = off;</text:p>
      <text:p text:style-name="P36">SET search_path = public, pg_catalog;</text:p>
      <text:p text:style-name="P36">SET default_tablespace = '';</text:p>
      <text:p text:style-name="P36">SET default_with_oids = false;</text:p>
      <text:p text:style-name="P36"/>
      <text:p text:style-name="P36">-- ****************************************************************************</text:p>
      <text:p text:style-name="P36">BEGIN;</text:p>
      <text:p text:style-name="P37">-- *le code du patch*</text:p>
      <text:p text:style-name="P36">COMMIT ;</text:p>
      <text:p text:style-name="P36">-- ****************************************************************************</text:p>
      <text:h text:style-name="P64" text:outline-level="2">Divers</text:h>
      <text:h text:style-name="P58" text:outline-level="3">Yuicompresso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fo:padding="0.049cm" fo:border="0.002cm solid #000000" style:shadow="none"/>
      <style:text-properties fo:font-size="3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cm" fo:border-left="none" fo:border-right="none" fo:border-top="none" fo:border-bottom="0.002cm solid #000000" style:shadow="none"/>
      <style:text-properties fo:font-size="25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20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15pt" fo:font-style="normal" fo:font-weight="normal"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Text_20_body" style:next-style-name="Text_20_body" style:master-page-name="">
      <style:paragraph-properties fo:margin-top="0cm" fo:margin-bottom="0cm" style:page-number="auto" fo:background-color="#e6e6ff" fo:padding="0.049cm" fo:border="0.002cm solid #000000" style:shadow="none">
        <style:background-image/>
      </style:paragraph-properties>
      <style:text-properties style:font-name="Courier New" fo:font-size="10pt" style:font-size-asian="10.5pt"/>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5" style:display-name="Heading 5" style:family="paragraph" style:parent-style-name="Heading_20_4" style:next-style-name="Text_20_body" style:default-outline-level="5">
      <style:text-properties fo:font-size="75%" fo:font-weight="normal" style:font-size-asian="85%" style:font-weight-asian="normal"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02cfb02"/>
    </style:style>
    <style:style style:name="MT1" style:family="text">
      <style:text-properties officeooo:rsid="002cfb02"/>
    </style:style>
    <style:style style:name="MT2" style:family="text">
      <style:text-properties officeooo:rsid="002b3e3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Documentation développeurs WebRSA</text:span><text:tab/><text:page-number text:select-page="current">6</text:page-number>/<text:page-count>6</text:page-count><text:tab/><text:span text:style-name="MT2">08/12/201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0-12-08T14:10:40</meta:creation-date>
    <meta:generator>OpenOffice.org/3.2$Linux OpenOffice.org_project/320m19$Build-9505</meta:generator>
    <dc:date>2010-12-10T10:36:22</dc:date>
    <dc:creator>Christian Buffin</dc:creator>
    <meta:editing-duration>PT10H18M10S</meta:editing-duration>
    <meta:editing-cycles>72</meta:editing-cycles>
    <meta:document-statistic meta:table-count="0" meta:image-count="0" meta:object-count="0" meta:page-count="6" meta:paragraph-count="163" meta:word-count="1466" meta:character-count="10624"/>
  </office:meta>
</office:document-meta>
</file>